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sul" svg:font-family="Asu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UseCaseTemplate" style:family="table">
      <style:table-properties style:width="17cm" table:align="margins"/>
    </style:style>
    <style:style style:name="UseCaseTemplate.A" style:family="table-column">
      <style:table-column-properties style:column-width="17cm" style:rel-column-width="65535*"/>
    </style:style>
    <style:style style:name="UseCaseTemplate.A1" style:family="table-cell">
      <style:table-cell-properties fo:padding="0.097cm" fo:border="0.05pt solid #000000"/>
    </style:style>
    <style:style style:name="UseCaseTemplate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sul" fo:font-weight="bold" style:font-weight-asian="bold" style:font-weight-complex="bold"/>
    </style:style>
    <style:style style:name="P2" style:family="paragraph" style:parent-style-name="Standard">
      <style:text-properties style:font-name="Asu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 CASE TEMPLATE</text:p>
      <text:p text:style-name="P2"/>
      <table:table table:name="UseCaseTemplate" table:style-name="UseCaseTemplate">
        <table:table-column table:style-name="UseCaseTemplate.A"/>
        <table:table-row>
          <table:table-cell table:style-name="UseCaseTemplate.A1" office:value-type="string">
            <text:p text:style-name="P1">Use Case Name:</text:p>
          </table:table-cell>
        </table:table-row>
        <table:table-row>
          <table:table-cell table:style-name="UseCaseTemplate.A2" office:value-type="string">
            <text:p text:style-name="P1">Requirement(s) Explored:</text:p>
          </table:table-cell>
        </table:table-row>
        <table:table-row>
          <table:table-cell table:style-name="UseCaseTemplate.A2" office:value-type="string">
            <text:p text:style-name="P1">Player (Actor) Context (Role):</text:p>
          </table:table-cell>
        </table:table-row>
        <table:table-row>
          <table:table-cell table:style-name="UseCaseTemplate.A2" office:value-type="string">
            <text:p text:style-name="P1">Precondition(s):</text:p>
          </table:table-cell>
        </table:table-row>
        <table:table-row>
          <table:table-cell table:style-name="UseCaseTemplate.A2" office:value-type="string">
            <text:p text:style-name="P1">Trigger(s):</text:p>
          </table:table-cell>
        </table:table-row>
        <table:table-row>
          <table:table-cell table:style-name="UseCaseTemplate.A2" office:value-type="string">
            <text:p text:style-name="P1">Main Course of Action:</text:p>
          </table:table-cell>
        </table:table-row>
        <table:table-row>
          <table:table-cell table:style-name="UseCaseTemplate.A2" office:value-type="string">
            <text:p text:style-name="P1">Alternate Course(s) of Action:</text:p>
          </table:table-cell>
        </table:table-row>
        <table:table-row>
          <table:table-cell table:style-name="UseCaseTemplate.A2" office:value-type="string">
            <text:p text:style-name="P1">Exceptional Course(s) of Action: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sul" svg:font-family="Asu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7T13:33:14.26</meta:creation-date>
    <dc:date>2012-03-27T13:36:18.45</dc:date>
    <meta:editing-duration>P0D</meta:editing-duration>
    <meta:editing-cycles>1</meta:editing-cycles>
    <meta:document-statistic meta:table-count="1" meta:image-count="0" meta:object-count="0" meta:page-count="1" meta:paragraph-count="9" meta:word-count="26" meta:character-count="196" meta:non-whitespace-character-count="179"/>
    <meta:generator>LibreOffice/3.5$Windows_x86 LibreOffice_project/dc9775d-05ecbee-0851ad3-1586698-727bf66</meta:generator>
  </office:meta>
</office:document-meta>
</file>